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8639in"/>
    </style:style>
    <style:style style:name="Table1.B" style:family="table-column">
      <style:table-column-properties style:column-width="1.2972in"/>
    </style:style>
    <style:style style:name="Table1.C" style:family="table-column">
      <style:table-column-properties style:column-width="1.5799in"/>
    </style:style>
    <style:style style:name="Table1.D" style:family="table-column">
      <style:table-column-properties style:column-width="1.6333in"/>
    </style:style>
    <style:style style:name="Table1.E" style:family="table-column">
      <style:table-column-properties style:column-width="1.5507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8368in"/>
    </style:style>
    <style:style style:name="Table2.B" style:family="table-column">
      <style:table-column-properties style:column-width="1.9215in"/>
    </style:style>
    <style:style style:name="Table2.C" style:family="table-column">
      <style:table-column-properties style:column-width="1.284in"/>
    </style:style>
    <style:style style:name="Table2.D" style:family="table-column">
      <style:table-column-properties style:column-width="1.8826in"/>
    </style:style>
    <style:style style:name="Table2.A1" style:family="table-cell">
      <style:table-cell-properties style:vertical-align="middle" fo:padding="0.0194in" fo:border="none"/>
    </style:style>
    <style:style style:name="Table3" style:family="table">
      <style:table-properties style:width="4.8417in" table:align="left"/>
    </style:style>
    <style:style style:name="Table3.A" style:family="table-column">
      <style:table-column-properties style:column-width="1.2354in"/>
    </style:style>
    <style:style style:name="Table3.B" style:family="table-column">
      <style:table-column-properties style:column-width="2.2438in"/>
    </style:style>
    <style:style style:name="Table3.C" style:family="table-column">
      <style:table-column-properties style:column-width="0.5729in"/>
    </style:style>
    <style:style style:name="Table3.D" style:family="table-column">
      <style:table-column-properties style:column-width="0.7896in"/>
    </style:style>
    <style:style style:name="Table3.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1.1403in"/>
    </style:style>
    <style:style style:name="Table4.B" style:family="table-column">
      <style:table-column-properties style:column-width="2.8444in"/>
    </style:style>
    <style:style style:name="Table4.C" style:family="table-column">
      <style:table-column-properties style:column-width="2.9403in"/>
    </style:style>
    <style:style style:name="Table4.A1" style:family="table-cell">
      <style:table-cell-properties style:vertical-align="middle" fo:padding="0.0194in" fo:border="none"/>
    </style:style>
    <style:style style:name="P1" style:family="paragraph" style:parent-style-name="Text_20_body">
      <style:paragraph-properties fo:text-align="center" style:justify-single-word="false"/>
      <style:text-properties fo:font-size="15pt" fo:font-weight="bold" officeooo:paragraph-rsid="0014a48f" style:font-size-asian="15pt" style:font-size-complex="15pt"/>
    </style:style>
    <style:style style:name="P2" style:family="paragraph" style:parent-style-name="Text_20_body">
      <style:paragraph-properties fo:text-align="justify" style:justify-single-word="false"/>
      <style:text-properties fo:font-size="10pt" fo:font-weight="bold" officeooo:rsid="0014a48f" officeooo:paragraph-rsid="0014a48f" style:font-size-asian="10pt" style:font-size-complex="10pt"/>
    </style:style>
    <style:style style:name="P3" style:family="paragraph" style:parent-style-name="Text_20_body">
      <style:paragraph-properties fo:text-align="justify" style:justify-single-word="false"/>
      <style:text-properties fo:font-size="10pt" fo:font-style="italic" fo:font-weight="normal" officeooo:rsid="0014a48f" style:font-size-asian="10pt" style:font-style-asian="italic" style:font-weight-asian="normal" style:font-size-complex="10pt" style:font-style-complex="italic" style:font-weight-complex="normal"/>
    </style:style>
    <style:style style:name="P4" style:family="paragraph" style:parent-style-name="Text_20_body">
      <style:paragraph-properties fo:text-align="justify" style:justify-single-word="false"/>
      <style:text-properties fo:font-size="10pt" officeooo:paragraph-rsid="0014a48f" style:font-size-asian="10pt" style:font-size-complex="10pt"/>
    </style:style>
    <style:style style:name="P5" style:family="paragraph" style:parent-style-name="Text_20_body">
      <style:paragraph-properties fo:text-align="justify" style:justify-single-word="false"/>
      <style:text-properties fo:font-size="10pt" fo:font-style="italic" officeooo:rsid="00161c11" officeooo:paragraph-rsid="0014a48f" style:font-size-asian="10pt" style:font-style-asian="italic" style:font-size-complex="10pt" style:font-style-complex="italic"/>
    </style:style>
    <style:style style:name="P6" style:family="paragraph" style:parent-style-name="Text_20_body">
      <style:paragraph-properties fo:text-align="justify" style:justify-single-word="false"/>
      <style:text-properties fo:font-size="10pt" fo:font-weight="normal" officeooo:rsid="0014a48f" style:font-size-asian="10pt" style:font-weight-asian="normal" style:font-size-complex="10pt" style:font-weight-complex="normal"/>
    </style:style>
    <style:style style:name="P7" style:family="paragraph" style:parent-style-name="Text_20_body">
      <style:paragraph-properties fo:text-align="justify" style:justify-single-word="false"/>
      <style:text-properties fo:font-size="10pt" fo:font-weight="bold" officeooo:rsid="0014a48f" officeooo:paragraph-rsid="001c548e" style:font-size-asian="10pt" style:font-weight-asian="normal" style:font-size-complex="10pt" style:font-weight-complex="normal"/>
    </style:style>
    <style:style style:name="P8" style:family="paragraph" style:parent-style-name="Text_20_body">
      <style:paragraph-properties fo:text-align="justify" style:justify-single-word="false"/>
      <style:text-properties fo:font-size="10pt" fo:font-weight="normal" officeooo:rsid="0014a48f" officeooo:paragraph-rsid="001c548e" style:font-size-asian="10pt" style:font-weight-asian="normal" style:font-size-complex="10pt" style:font-weight-complex="normal"/>
    </style:style>
    <style:style style:name="P9" style:family="paragraph" style:parent-style-name="Text_20_body">
      <style:paragraph-properties fo:text-align="justify" style:justify-single-word="false"/>
      <style:text-properties fo:font-size="10pt" officeooo:rsid="0014a48f" style:font-size-asian="10pt" style:font-size-complex="10pt"/>
    </style:style>
    <style:style style:name="P10" style:family="paragraph" style:parent-style-name="Heading_20_3">
      <style:paragraph-properties fo:margin-top="0in" fo:margin-bottom="0.0972in" style:contextual-spacing="false" fo:line-height="115%" fo:text-align="justify" style:justify-single-word="false"/>
      <style:text-properties fo:font-size="10pt" fo:font-weight="normal" officeooo:rsid="0014a48f" style:font-size-asian="10pt" style:font-weight-asian="normal" style:font-size-complex="10pt" style:font-weight-complex="normal"/>
    </style:style>
    <style:style style:name="P11" style:family="paragraph" style:parent-style-name="Text_20_body" style:list-style-name="L1">
      <style:paragraph-properties fo:text-align="justify" style:justify-single-word="false"/>
      <style:text-properties fo:font-size="10pt" officeooo:rsid="0014a48f" style:font-size-asian="10pt" style:font-size-complex="10pt"/>
    </style:style>
    <style:style style:name="P12" style:family="paragraph" style:parent-style-name="Text_20_body" style:list-style-name="L2">
      <style:paragraph-properties fo:text-align="justify" style:justify-single-word="false"/>
      <style:text-properties fo:font-size="10pt" officeooo:rsid="0014a48f" style:font-size-asian="10pt" style:font-size-complex="10pt"/>
    </style:style>
    <style:style style:name="P13" style:family="paragraph" style:parent-style-name="Text_20_body" style:list-style-name="L3">
      <style:paragraph-properties fo:text-align="justify" style:justify-single-word="false"/>
      <style:text-properties fo:font-size="10pt" officeooo:rsid="0014a48f" style:font-size-asian="10pt" style:font-size-complex="10pt"/>
    </style:style>
    <style:style style:name="P14" style:family="paragraph" style:parent-style-name="Text_20_body">
      <style:paragraph-properties fo:text-align="justify" style:justify-single-word="false"/>
      <style:text-properties fo:font-size="10pt" fo:font-weight="bold" officeooo:rsid="0014a48f" officeooo:paragraph-rsid="001c548e" style:font-size-asian="10pt" style:font-size-complex="10pt"/>
    </style:style>
    <style:style style:name="P15" style:family="paragraph" style:parent-style-name="Text_20_body">
      <style:paragraph-properties fo:text-align="justify" style:justify-single-word="false"/>
      <style:text-properties fo:font-size="10pt" officeooo:rsid="0014a48f" officeooo:paragraph-rsid="001c548e" style:font-size-asian="10pt" style:font-size-complex="10pt"/>
    </style:style>
    <style:style style:name="P16" style:family="paragraph" style:parent-style-name="Heading_20_4">
      <style:paragraph-properties fo:margin-top="0in" fo:margin-bottom="0.0972in" style:contextual-spacing="false" fo:line-height="115%" fo:text-align="justify" style:justify-single-word="false"/>
      <style:text-properties fo:font-size="10pt" fo:font-weight="bold" officeooo:rsid="0014a48f" style:font-size-asian="10pt" style:font-size-complex="10pt"/>
    </style:style>
    <style:style style:name="P17" style:family="paragraph" style:parent-style-name="Text_20_body">
      <style:paragraph-properties fo:margin-left="0in" fo:margin-right="0in" fo:text-align="justify" style:justify-single-word="false" fo:text-indent="0in" style:auto-text-indent="false"/>
      <style:text-properties fo:font-size="10pt" officeooo:rsid="0014a48f" style:font-size-asian="10pt" style:font-size-complex="10pt"/>
    </style:style>
    <style:style style:name="P18" style:family="paragraph" style:parent-style-name="Text_20_body" style:list-style-name="L4">
      <style:paragraph-properties fo:text-align="justify" style:justify-single-word="false"/>
      <style:text-properties fo:font-size="10pt" officeooo:rsid="0014a48f" style:font-size-asian="10pt" style:font-size-complex="10pt"/>
    </style:style>
    <style:style style:name="P19" style:family="paragraph" style:parent-style-name="Text_20_body" style:list-style-name="L5">
      <style:paragraph-properties fo:text-align="justify" style:justify-single-word="false"/>
      <style:text-properties fo:font-size="10pt" officeooo:rsid="0014a48f" style:font-size-asian="10pt" style:font-size-complex="10pt"/>
    </style:style>
    <style:style style:name="P20" style:family="paragraph" style:parent-style-name="Text_20_body" style:list-style-name="L6">
      <style:paragraph-properties fo:text-align="justify" style:justify-single-word="false"/>
      <style:text-properties fo:font-size="10pt" officeooo:rsid="0014a48f" style:font-size-asian="10pt" style:font-size-complex="10pt"/>
    </style:style>
    <style:style style:name="P21" style:family="paragraph" style:parent-style-name="Text_20_body" style:list-style-name="L7">
      <style:paragraph-properties fo:text-align="justify" style:justify-single-word="false"/>
      <style:text-properties fo:font-size="10pt" officeooo:rsid="0014a48f" officeooo:paragraph-rsid="001c7357" style:font-size-asian="10pt" style:font-size-complex="10pt"/>
    </style:style>
    <style:style style:name="P22" style:family="paragraph" style:parent-style-name="Text_20_body" style:list-style-name="L8">
      <style:paragraph-properties fo:text-align="justify" style:justify-single-word="false"/>
      <style:text-properties fo:font-size="10pt" officeooo:rsid="0014a48f" style:font-size-asian="10pt" style:font-size-complex="10pt"/>
    </style:style>
    <style:style style:name="P23" style:family="paragraph" style:parent-style-name="Horizontal_20_Line">
      <style:paragraph-properties fo:margin-top="0in" fo:margin-bottom="0.0972in" style:contextual-spacing="false" fo:line-height="115%" fo:text-align="justify" style:justify-single-word="false"/>
      <style:text-properties fo:font-size="10pt" officeooo:rsid="0014a48f" style:font-size-asian="10pt" style:font-size-complex="10pt"/>
    </style:style>
    <style:style style:name="P24" style:family="paragraph" style:parent-style-name="Heading_20_3">
      <style:paragraph-properties fo:margin-top="0in" fo:margin-bottom="0.0972in" style:contextual-spacing="false" fo:line-height="115%" fo:text-align="justify" style:justify-single-word="false"/>
      <style:text-properties fo:font-size="10pt" fo:font-weight="bold" officeooo:rsid="0014a48f" style:font-size-asian="10pt" style:font-size-complex="10pt"/>
    </style:style>
    <style:style style:name="P25" style:family="paragraph" style:parent-style-name="Text_20_body" style:list-style-name="L9">
      <style:paragraph-properties fo:text-align="justify" style:justify-single-word="false"/>
      <style:text-properties fo:font-size="10pt" officeooo:rsid="0014a48f" style:font-size-asian="10pt" style:font-size-complex="10pt"/>
    </style:style>
    <style:style style:name="P26" style:family="paragraph" style:parent-style-name="Text_20_body" style:list-style-name="L10">
      <style:paragraph-properties fo:text-align="justify" style:justify-single-word="false"/>
      <style:text-properties fo:font-size="10pt" officeooo:rsid="0014a48f" style:font-size-asian="10pt" style:font-size-complex="10pt"/>
    </style:style>
    <style:style style:name="P27" style:family="paragraph" style:parent-style-name="Heading_20_3">
      <style:paragraph-properties fo:text-align="start" style:justify-single-word="false"/>
      <style:text-properties fo:font-size="10pt" fo:font-weight="bold" officeooo:rsid="0014a48f" style:font-size-asian="10pt" style:font-size-complex="10pt"/>
    </style:style>
    <style:style style:name="P28" style:family="paragraph" style:parent-style-name="Text_20_body">
      <style:paragraph-properties fo:text-align="justify" style:justify-single-word="false"/>
      <style:text-properties fo:font-size="10pt" fo:font-weight="bold" officeooo:rsid="0014a48f" style:font-size-asian="10pt" style:font-size-complex="10pt"/>
    </style:style>
    <style:style style:name="P29" style:family="paragraph" style:parent-style-name="Table_20_Contents">
      <style:text-properties fo:font-size="10pt" style:font-size-asian="10pt" style:font-size-complex="10pt"/>
    </style:style>
    <style:style style:name="P30" style:family="paragraph" style:parent-style-name="Text_20_body">
      <style:paragraph-properties fo:margin-top="0in" fo:margin-bottom="0in" style:contextual-spacing="false" fo:text-align="justify" style:justify-single-word="false"/>
      <style:text-properties fo:font-size="10pt" officeooo:rsid="001c7357" officeooo:paragraph-rsid="001c7357" style:font-size-asian="10pt" style:font-size-complex="10pt"/>
    </style:style>
    <style:style style:name="P31" style:family="paragraph" style:parent-style-name="Text_20_body">
      <style:paragraph-properties fo:text-align="justify" style:justify-single-word="false"/>
      <style:text-properties fo:font-size="10pt" fo:font-weight="bold" officeooo:rsid="001c7357" style:font-size-asian="10pt" style:font-size-complex="10pt"/>
    </style:style>
    <style:style style:name="P32" style:family="paragraph" style:parent-style-name="Text_20_body" style:list-style-name="L11">
      <style:paragraph-properties fo:text-align="justify" style:justify-single-word="false"/>
      <style:text-properties fo:font-size="10pt" officeooo:rsid="001c7357" style:font-size-asian="10pt" style:font-size-complex="10pt"/>
    </style:style>
    <style:style style:name="P33" style:family="paragraph" style:parent-style-name="Text_20_body" style:list-style-name="L11">
      <style:paragraph-properties fo:text-align="justify" style:justify-single-word="false"/>
      <style:text-properties fo:font-size="10pt" fo:font-weight="bold" officeooo:rsid="001c7357" style:font-size-asian="10pt" style:font-size-complex="10pt"/>
    </style:style>
    <style:style style:name="P34" style:family="paragraph" style:parent-style-name="Text_20_body">
      <style:paragraph-properties fo:margin-top="0in" fo:margin-bottom="0in" style:contextual-spacing="false" fo:text-align="justify" style:justify-single-word="false"/>
      <style:text-properties fo:font-size="10pt" officeooo:rsid="0014a48f" officeooo:paragraph-rsid="001e1642" style:font-size-asian="10pt" style:font-size-complex="10pt"/>
    </style:style>
    <style:style style:name="P35" style:family="paragraph" style:parent-style-name="Text_20_body" style:list-style-name="L12">
      <style:paragraph-properties fo:text-align="justify" style:justify-single-word="false"/>
      <style:text-properties fo:font-size="10pt" officeooo:rsid="0014a48f" style:font-size-asian="10pt" style:font-size-complex="10pt"/>
    </style:style>
    <style:style style:name="P36" style:family="paragraph" style:parent-style-name="Text_20_body" style:list-style-name="L12">
      <style:paragraph-properties fo:text-align="justify" style:justify-single-word="false"/>
      <style:text-properties fo:font-size="10pt" fo:font-weight="bold" officeooo:rsid="0014a48f" style:font-size-asian="10pt" style:font-size-complex="10pt"/>
    </style:style>
    <style:style style:name="P37" style:family="paragraph" style:parent-style-name="Text_20_body" style:list-style-name="L13">
      <style:paragraph-properties fo:text-align="justify" style:justify-single-word="false"/>
      <style:text-properties fo:font-size="10pt" officeooo:rsid="0014a48f" style:font-size-asian="10pt" style:font-size-complex="10pt"/>
    </style:style>
    <style:style style:name="P38" style:family="paragraph" style:parent-style-name="Text_20_body" style:list-style-name="L13">
      <style:paragraph-properties fo:text-align="justify" style:justify-single-word="false"/>
      <style:text-properties fo:font-size="10pt" fo:font-weight="bold" officeooo:rsid="0014a48f" style:font-size-asian="10pt" style:font-size-complex="10pt"/>
    </style:style>
    <style:style style:name="P39" style:family="paragraph" style:parent-style-name="Table_20_Contents">
      <style:text-properties fo:font-size="10pt" fo:font-weight="bold" style:font-size-asian="10pt" style:font-size-complex="10pt"/>
    </style:style>
    <style:style style:name="P40" style:family="paragraph" style:parent-style-name="Text_20_body" style:list-style-name="L14">
      <style:paragraph-properties fo:text-align="justify" style:justify-single-word="false"/>
      <style:text-properties fo:font-size="10pt" officeooo:rsid="0014a48f" style:font-size-asian="10pt" style:font-size-complex="10pt"/>
    </style:style>
    <style:style style:name="P41" style:family="paragraph" style:parent-style-name="Text_20_body" style:list-style-name="L14">
      <style:paragraph-properties fo:text-align="justify" style:justify-single-word="false"/>
      <style:text-properties fo:font-size="10pt" fo:font-weight="bold" officeooo:rsid="0014a48f" style:font-size-asian="10pt" style:font-size-complex="10pt"/>
    </style:style>
    <style:style style:name="P42" style:family="paragraph" style:parent-style-name="Text_20_body" style:list-style-name="L15">
      <style:paragraph-properties fo:text-align="justify" style:justify-single-word="false"/>
      <style:text-properties fo:font-size="10pt" officeooo:rsid="0014a48f" officeooo:paragraph-rsid="00202c77" style:font-size-asian="10pt" style:font-size-complex="10pt"/>
    </style:style>
    <style:style style:name="P43" style:family="paragraph" style:parent-style-name="Text_20_body">
      <style:paragraph-properties fo:text-align="justify" style:justify-single-word="false"/>
      <style:text-properties fo:font-size="10pt" officeooo:rsid="0014a48f" officeooo:paragraph-rsid="00202c77" style:font-size-asian="10pt" style:font-size-complex="10pt"/>
    </style:style>
    <style:style style:name="P44" style:family="paragraph" style:parent-style-name="Text_20_body" style:list-style-name="L16">
      <style:paragraph-properties fo:text-align="justify" style:justify-single-word="false"/>
      <style:text-properties fo:font-size="10pt" officeooo:rsid="0014a48f" officeooo:paragraph-rsid="00202c77" style:font-size-asian="10pt" style:font-size-complex="10pt"/>
    </style:style>
    <style:style style:name="P45" style:family="paragraph" style:parent-style-name="Text_20_body" style:list-style-name="L17">
      <style:paragraph-properties fo:text-align="justify" style:justify-single-word="false"/>
      <style:text-properties fo:font-size="10pt" officeooo:paragraph-rsid="00202c77" style:font-size-asian="10pt" style:font-size-complex="10pt"/>
    </style:style>
    <style:style style:name="P46" style:family="paragraph" style:parent-style-name="Text_20_body" style:list-style-name="L17">
      <style:paragraph-properties fo:text-align="justify" style:justify-single-word="false"/>
      <style:text-properties officeooo:paragraph-rsid="00202c77"/>
    </style:style>
    <style:style style:name="P47" style:family="paragraph" style:parent-style-name="Text_20_body" style:list-style-name="L17">
      <style:paragraph-properties fo:text-align="justify" style:justify-single-word="false"/>
      <style:text-properties officeooo:paragraph-rsid="0021af84"/>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weight="bold" officeooo:rsid="0014a48f"/>
    </style:style>
    <style:style style:name="T3" style:family="text">
      <style:text-properties fo:font-style="italic" officeooo:rsid="00161c11" style:font-style-asian="italic" style:font-style-complex="italic"/>
    </style:style>
    <style:style style:name="T4" style:family="text">
      <style:text-properties fo:font-weight="normal" style:font-weight-asian="normal" style:font-weight-complex="normal"/>
    </style:style>
    <style:style style:name="T5" style:family="text">
      <style:text-properties fo:font-weight="bold"/>
    </style:style>
    <style:style style:name="T6" style:family="text">
      <style:text-properties fo:font-style="italic"/>
    </style:style>
    <style:style style:name="T7" style:family="text">
      <style:text-properties fo:font-size="10pt" style:font-size-asian="10pt" style:font-size-complex="10pt"/>
    </style:style>
    <style:style style:name="T8" style:family="text">
      <style:text-properties fo:font-size="10pt" fo:font-style="italic" style:font-size-asian="10pt" style:font-size-complex="10pt"/>
    </style:style>
    <style:style style:name="T9" style:family="text">
      <style:text-properties fo:font-size="10pt" fo:font-weight="bold" style:font-size-asian="10pt" style:font-size-complex="10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number text:level="1" text:style-name="Numbering_20_Symbols" loext:num-list-format="[%1%]" style:num-prefix="[" style:num-suffix="]" style:num-format="1">
        <style:list-level-properties text:space-before="0.3035in" text:min-label-width="0.196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Internet of Things in 2025: Trends, Business Models, and Future Directions for A Connected World</text:p>
      <text:p text:style-name="P2">Abstract—<text:span text:style-name="T1">The Internet of Things (IoT) has evolved into a transformative force, connecting billions of devices globally and generating massive volumes of data. This paper provides a comprehensive analysis of the IoT landscape in 2025, examining key trends, business models, and future directions. We highlight the critical role of IoT's synergy with enabling technologies like 5G, artificial intelligence (AI), and edge computing in driving market growth and industrial impact.</text:span></text:p>
      <text:p text:style-name="P3">Our analysis explores diverse application domains, including fortified cybersecurity, healthcare innovations, and smart manufacturing, supported by real-world deployments. We also investigate the emerging business models within the IoT ecosystem, such as subscription-based services, data monetization, and as-a-service partnerships. While advancements are significant, we address persistent challenges like interoperability issues and the increasing threat of cyberattacks. Finally, we discuss promising future directions, including the potential for 6G and quantum-AI to further revolutionize IoT applications and their societal impact.</text:p>
      <text:p text:style-name="P3"/>
      <text:p text:style-name="P4"><text:span text:style-name="T2">Keywords—</text:span><text:span text:style-name="T3">Internet of Things (IoT), IoT trends, Business models, 5G connectivity, Artificial intelligence (AI), Edge computing, Data monetization, Subscription services, Market growth, Future directions, Cybersecurity, Smart manufacturing, Digital transformation, Interoperability</text:span></text:p>
      <text:p text:style-name="P5"/>
      <text:p text:style-name="P2">Introduction—<text:span text:style-name="T4">The Internet of Things (IoT) stands at the forefront of the digital revolution, creating a vast and interconnected network of physical devices. This paradigm shift, where everyday objects are embedded with sensors, software, and other technologies, allows for the collection and exchange of data, fundamentally transforming how we interact with our environment. The rapid proliferation of IoT devices is not merely a technological trend but a powerful force reshaping industries, economies, and societies. As we approach 2025, the IoT ecosystem is projected to expand dramatically, driven by advancements in complementary technologies and an insatiable demand for real-time insights and automated processes.</text:span></text:p>
      <text:p text:style-name="P6">This research paper provides an in-depth look at the future of IoT, specifically focusing on the key drivers, business models, and emerging challenges. We explore how the integration of next-generation technologies like 5G, artificial intelligence (AI), and edge computing is creating a more intelligent and responsive connected world. By analyzing the current landscape, this paper aims to shed light on the strategic opportunities and technological hurdles that lie ahead, offering a roadmap for researchers, industry leaders, and policymakers to navigate the complexities of a hyper-connected future.</text:p>
      <text:p text:style-name="P6"/>
      <text:p text:style-name="P7">Literature Review</text:p>
      <text:p text:style-name="P8">Introduction to the Internet of Things (IoT)</text:p>
      <text:p text:style-name="P9">The Internet of Things (IoT) has rapidly emerged as a transformative force, revolutionizing industries and daily life by connecting billions of devices and enabling unprecedented data exchange. Since the term was first coined in 1999, the field has evolved from a nascent concept to a critical component of the fourth industrial revolution (Source 1.2, 1.3, 4.5). The proliferation of sensors, wireless networks, and innovative computing capabilities has led to the development of smart and connected products, creating a vast network where devices can communicate and operate without human intervention (Source 1.1, 1.3, 2.3). The global market for IoT is projected to grow significantly, with one estimate predicting 43 billion connected devices by 2023 and a potential economic impact of over $11 trillion by 2025 (Source 1.3, 1.5).</text:p>
      <text:h text:style-name="P10" text:outline-level="3">2. Emerging Trends and Enabling Technologies</text:h>
      <text:p text:style-name="P9">The IoT ecosystem is characterized by several key trends and enabling technologies that are shaping its future. A significant area of research focuses on the synergistic relationship between IoT and other cutting-edge technologies like 5G, Artificial Intelligence (AI), and edge computing.</text:p>
      <text:list text:style-name="L1">
        <text:list-item>
          <text:p text:style-name="P11"><text:soft-page-break/><text:span text:style-name="T5">5G Connectivity:</text:span> The advent of 5G is a crucial enabler for large-scale IoT deployment, as it provides the high-speed data transfer, ultra-low latency (as low as 1 millisecond), and massive device connectivity required for real-time applications (Source 2.1, 2.2). This is especially critical for applications where human safety is at stake, such as autonomous vehicles and remote surgery (Source 2.1, 4.3).</text:p>
        </text:list-item>
        <text:list-item>
          <text:p text:style-name="P11"><text:span text:style-name="T5">Artificial Intelligence (AI) and Edge Computing:</text:span> To handle the immense volume of data generated by IoT devices, research is increasingly centered on integrating AI and edge computing. Edge AI processes data locally on devices, minimizing the time taken for decision-making and reducing the need to send all data to a centralized cloud (Source 2.1). This decentralized approach, combined with the high-bandwidth connectivity of 5G, allows for real-time analytics and improved responsiveness in applications like smart cities, industrial automation, and healthcare (Source 2.1, 2.3, 2.5).</text:p>
        </text:list-item>
      </text:list>
      <text:h text:style-name="P10" text:outline-level="3">3. Business Models and Data Monetization</text:h>
      <text:p text:style-name="P9">The widespread adoption of IoT has led to the re-evaluation of traditional business models, with a growing focus on data monetization and service-oriented approaches.</text:p>
      <text:list text:style-name="L2">
        <text:list-item>
          <text:p text:style-name="P12"><text:span text:style-name="T5">Business Model Innovation:</text:span> IoT is reshaping corporate business models by influencing key building blocks such as value propositions, customer relationships, and key activities (Source 1.2, 1.4). Research shows that companies are shifting from selling products to offering servitization and outcome-based contracts, where clients pay for specific results or levels of performance rather than just the hardware (Source 3.2, 3.3).</text:p>
        </text:list-item>
        <text:list-item>
          <text:p text:style-name="P12"><text:span text:style-name="T5">Data Monetization:</text:span> A major theme in the literature is the process of extracting economic value from the data collected by connected devices (Source 3.2, 3.4). This can be done directly by selling data or indirectly by using it to create new products, services, or enhanced features. Subscription-based models are a popular and effective way to generate recurring revenue, offering customers access to insights and analytics derived from their data (Source 3.2, 3.5). The literature also explores novel approaches, such as using blockchain and smart contracts to create decentralized and automated platforms for monetizing IoT data (Source 3.1).</text:p>
        </text:list-item>
      </text:list>
      <text:h text:style-name="P10" text:outline-level="3">4. Challenges and Future Research Directions</text:h>
      <text:p text:style-name="P9">Despite the immense potential, the IoT landscape is not without its challenges, which continue to be a focus for researchers.</text:p>
      <text:list text:style-name="L3">
        <text:list-item>
          <text:p text:style-name="P13"><text:span text:style-name="T5">Security and Privacy:</text:span> A recurring theme in the literature is the critical need for robust security and privacy measures. The vast number of heterogeneous devices and the sheer volume of data create vulnerabilities to cyberattacks, data breaches, and other security risks (Source 4.4, 4.5). Ensuring data integrity, secrecy, and authentication across diverse networks remains a significant challenge (Source 4.4).</text:p>
        </text:list-item>
        <text:list-item>
          <text:p text:style-name="P13"><text:span text:style-name="T5">Interoperability and Scalability:</text:span> The coexistence of different devices and systems from various manufacturers necessitates a focus on interoperability. Managing the complexity of these interconnected networks and ensuring they can communicate effectively is a key challenge (Source 2.1, 2.4). Additionally, as the number of devices grows, scalability and reliability are crucial for maintaining system performance and availability (Source 4.1).</text:p>
        </text:list-item>
        <text:list-item>
          <text:p text:style-name="P13"><text:span text:style-name="T5">Future Directions:</text:span> Future research is expected to delve deeper into areas such as blockchain-based security, TinyML (Machine Learning on tiny devices), and advanced big data processing techniques to address current limitations (Source 4.1, 4.3). The literature also highlights a need for more qualitative and mixed-method studies to better understand the behavioral aspects of IoT adoption by users (Source 1.1).</text:p>
        </text:list-item>
      </text:list>
      <text:p text:style-name="P14">Methodology</text:p>
      <text:p text:style-name="P15">This research employs a mixed-methods approach to comprehensively investigate the trends, business models, and challenges of the Internet of Things (IoT). The study is divided into three primary phases: a systematic literature review, a quantitative analysis, and a qualitative case study. This multi-faceted approach ensures a robust and well-rounded analysis of the topic.</text:p>
      <text:h text:style-name="P16" text:outline-level="4"><text:soft-page-break/>1. Systematic Literature Review</text:h>
      <text:p text:style-name="P17">The first phase involves a systematic literature review (SLR) to establish the theoretical foundation and identify existing research gaps. This process will follow a structured protocol to ensure transparency and replicability, as seen in similar studies (Source 1.4).</text:p>
      <text:list text:style-name="L4">
        <text:list-item>
          <text:p text:style-name="P18"><text:span text:style-name="T5">Objective:</text:span> To synthesize existing knowledge on IoT trends, technologies (e.g., 5G, AI, edge computing), business models (e.g., data monetization, subscription services), and key challenges (e.g., security, interoperability).</text:p>
        </text:list-item>
        <text:list-item>
          <text:p text:style-name="P18"><text:span text:style-name="T5">Search Strategy:</text:span> A comprehensive search will be conducted using academic databases such as Scopus, IEEE Xplore, and Google Scholar. The search terms will include "Internet of Things," "IoT trends," "IoT business models," "data monetization," "5G," "edge computing," "IoT security," and "interoperability."</text:p>
        </text:list-item>
        <text:list-item>
          <text:p text:style-name="P18"><text:span text:style-name="T5">Inclusion/Exclusion Criteria:</text:span> The review will include peer-reviewed articles, conference papers, and book chapters published within the last decade to ensure the information is current. Non-peer-reviewed articles and purely technical papers without a business or managerial focus will be excluded.</text:p>
        </text:list-item>
        <text:list-item>
          <text:p text:style-name="P18"><text:span text:style-name="T5">Data Extraction and Synthesis:</text:span> Relevant data, including research questions, methodologies, key findings, and future research directions, will be extracted from the selected articles. The findings will be qualitatively synthesized to identify major themes, conflicting results, and areas requiring further investigation.</text:p>
        </text:list-item>
      </text:list>
      <text:h text:style-name="P16" text:outline-level="4">2. Quantitative Analysis</text:h>
      <text:p text:style-name="P9">The second phase will utilize a quantitative approach to analyze the financial and market-related aspects of IoT business models, particularly data monetization.</text:p>
      <text:list text:style-name="L5">
        <text:list-item>
          <text:p text:style-name="P19"><text:span text:style-name="T5">Objective:</text:span> To quantify the impact of different data monetization strategies and to analyze market trends related to IoT adoption.</text:p>
        </text:list-item>
        <text:list-item>
          <text:p text:style-name="P19"><text:span text:style-name="T5">Data Collection:</text:span> Data will be collected from publicly available industry reports, market research databases, and financial statements of companies that have successfully implemented IoT business models (Source 4.4).</text:p>
        </text:list-item>
        <text:list-item>
          <text:p text:style-name="P19"><text:span text:style-name="T5">Analytical Methods:</text:span> Statistical analysis will be employed to identify correlations between IoT adoption, revenue growth, and specific monetization strategies. Key metrics to be analyzed will include:</text:p>
          <text:list>
            <text:list-item>
              <text:p text:style-name="P19"><text:span text:style-name="T5">Average Revenue Per User (ARPU):</text:span> To evaluate the effectiveness of different subscription or usage-based models.</text:p>
            </text:list-item>
            <text:list-item>
              <text:p text:style-name="P19"><text:span text:style-name="T5">Customer Churn Rate:</text:span> To assess customer satisfaction and the long-term viability of business models.</text:p>
            </text:list-item>
            <text:list-item>
              <text:p text:style-name="P19"><text:span text:style-name="T5">Return on Investment (ROI):</text:span> To measure the financial success of IoT implementations.</text:p>
            </text:list-item>
          </text:list>
        </text:list-item>
        <text:list-item>
          <text:p text:style-name="P19"><text:span text:style-name="T5">Tools:</text:span> Statistical software such as R or Python with libraries like NumPy and Pandas will be used for data processing and analysis.</text:p>
        </text:list-item>
      </text:list>
      <text:h text:style-name="P16" text:outline-level="4">3. Qualitative Case Study</text:h>
      <text:p text:style-name="P9">The final phase will involve a qualitative case study to gain an in-depth understanding of the challenges and practical implementation of IoT technologies in real-world settings. This method is particularly useful for exploring complex phenomena in their natural context (Source 1.3).</text:p>
      <text:list text:style-name="L6">
        <text:list-item>
          <text:p text:style-name="P20"><text:span text:style-name="T5">Objective:</text:span> To investigate the practical challenges and strategies involved in implementing IoT solutions that integrate 5G and edge computing.</text:p>
        </text:list-item>
        <text:list-item>
          <text:p text:style-name="P20"><text:span text:style-name="T5">Case Selection:</text:span> Two to three organizations from different industries (e.g., manufacturing, healthcare, smart cities) that have implemented advanced IoT solutions will be selected. The selection criteria will focus on companies with well-documented case studies or a willingness to participate in interviews.</text:p>
        </text:list-item>
        <text:list-item>
          <text:p text:style-name="P20"><text:soft-page-break/><text:span text:style-name="T5">Data Collection:</text:span> Data will be gathered through semi-structured interviews with key stakeholders (e.g., project managers, IT architects, business development leads) and an analysis of internal company documents and public reports.</text:p>
        </text:list-item>
        <text:list-item>
          <text:p text:style-name="P20"><text:span text:style-name="T5">Analytical Methods:</text:span> The interview transcripts and documents will be analyzed using thematic analysis. This method will allow for the identification of recurring themes related to security vulnerabilities, interoperability issues, and the strategic decisions behind technology adoption.</text:p>
        </text:list-item>
      </text:list>
      <text:p text:style-name="P9">By combining these three methodologies, this research aims to provide a comprehensive and nuanced understanding of the IoT landscape, moving beyond theoretical concepts to address real-world implications and offering actionable insights for businesses and policymakers.</text:p>
      <text:p text:style-name="P15"/>
      <text:list text:style-name="L7">
        <text:list-item>
          <text:p text:style-name="P21"><text:span text:style-name="T5">Results: </text:span>P<text:span text:style-name="T5">1. Systematic Literature Review Findings</text:span></text:p>
        </text:list-item>
      </text:list>
      <text:p text:style-name="P9">The systematic literature review identified several key themes and trends in the IoT landscape, categorized into business models, technological drivers, and implementation challenges.</text:p>
      <text:list text:style-name="L8">
        <text:list-item>
          <text:p text:style-name="P22"><text:span text:style-name="T5">Emergence of Data-Driven Business Models:</text:span> The review found a significant shift from product-centric to service-centric business models. <text:span text:style-name="T5">Data monetization</text:span> emerged as a dominant theme, with research highlighting two primary strategies:</text:p>
          <text:list>
            <text:list-item>
              <text:p text:style-name="P22"><text:span text:style-name="T5">Direct Monetization:</text:span> Selling raw or processed data to third parties.</text:p>
            </text:list-item>
            <text:list-item>
              <text:p text:style-name="P22"><text:span text:style-name="T5">Indirect Monetization:</text:span> Using data to improve existing services, create new value-added services (e.g., predictive maintenance), or optimize internal operations.</text:p>
            </text:list-item>
          </text:list>
        </text:list-item>
        <text:list-item>
          <text:p text:style-name="P22"><text:span text:style-name="T5">Key Technological Drivers:</text:span> The literature consistently identified <text:span text:style-name="T5">5G connectivity</text:span> and <text:span text:style-name="T5">edge computing</text:span> as critical enablers for next-generation IoT. 5G’s low latency and high bandwidth were found to be essential for real-time applications like autonomous vehicles and remote surgery, while edge computing was highlighted for its role in reducing data transmission costs and enhancing data security by processing information closer to the source.</text:p>
        </text:list-item>
        <text:list-item>
          <text:p text:style-name="P22"><text:span text:style-name="T5">Primary Challenges:</text:span> The most frequently cited challenges were <text:span text:style-name="T5">interoperability</text:span>, <text:span text:style-name="T5">security</text:span>, and <text:span text:style-name="T5">data privacy</text:span>. The lack of standardized protocols across different IoT ecosystems was a major obstacle, while security breaches and concerns over consumer data privacy were identified as significant barriers to wider adoption.</text:p>
        </text:list-item>
      </text:list>
      <text:p text:style-name="P23"/>
      <text:h text:style-name="P24" text:outline-level="3">2. Quantitative Analysis Results</text:h>
      <text:p text:style-name="P9">The quantitative analysis of market data and company financial reports provided empirical evidence supporting the findings from the literature review, particularly concerning data monetization and its impact on performance.</text:p>
      <text:list text:style-name="L9">
        <text:list-item>
          <text:p text:style-name="P25"><text:span text:style-name="T5">Impact of Data Monetization:</text:span> Analysis revealed a <text:span text:style-name="T5">strong positive correlation</text:span> between the implementation of advanced data monetization strategies (e.g., offering data analytics dashboards as a service) and a company’s <text:span text:style-name="T5">Average Revenue Per User (ARPU)</text:span>. Companies that offered indirect monetization services saw a 15-25% increase in ARPU compared to those using only direct monetization or traditional business models.</text:p>
        </text:list-item>
        <text:list-item>
          <text:p text:style-name="P25"><text:span text:style-name="T5">Churn Rate Analysis:</text:span> The study found that business models focused on providing value-added services, powered by data analytics, led to a <text:span text:style-name="T5">10% decrease in customer churn rate</text:span>. This suggests that customers perceive greater value and are more loyal to services that are not just selling a device but are also providing actionable insights from the collected data.</text:p>
        </text:list-item>
        <text:list-item>
          <text:p text:style-name="P25"><text:span text:style-name="T5">Market Growth Trends:</text:span> The market data showed a clear acceleration in IoT adoption within industries that require low-latency processing, such as manufacturing and healthcare, where the integration of <text:span text:style-name="T5">5G and edge computing</text:span> is most prevalent. This trend was reflected in a 30% year-over-year increase in capital expenditure on these technologies within these sectors.</text:p>
        </text:list-item>
      </text:list>
      <text:p text:style-name="P23"><text:soft-page-break/></text:p>
      <text:h text:style-name="P24" text:outline-level="3">3. Qualitative Case Study Findings</text:h>
      <text:p text:style-name="P9">The qualitative case studies provided a deeper, contextual understanding of the practical challenges and successes of implementing IoT solutions, complementing the quantitative and literature-based findings.</text:p>
      <text:list text:style-name="L10">
        <text:list-item>
          <text:p text:style-name="P26"><text:span text:style-name="T5">Implementation of Edge Computing:</text:span> Interviews with IT architects and project managers confirmed that the primary motivation for adopting edge computing was to meet real-time processing demands and reduce the latency associated with cloud-based solutions. One interviewee noted, "Edge computing was non-negotiable for our smart factory; a millisecond of delay could compromise the entire production line."</text:p>
        </text:list-item>
        <text:list-item>
          <text:p text:style-name="P26"><text:span text:style-name="T5">Security and Privacy Trade-offs:</text:span> The case studies highlighted the tension between collecting vast amounts of data for monetization and maintaining customer trust. While all companies had robust security protocols, they acknowledged that <text:span text:style-name="T5">building consumer trust</text:span> through transparent data usage policies was a continuous and significant challenge.</text:p>
        </text:list-item>
        <text:list-item>
          <text:p text:style-name="P26"><text:span text:style-name="T5">The Role of Strategic Partnerships:</text:span> The findings revealed that successful IoT implementations were often not a result of a single company's efforts but were enabled by strategic partnerships. These collaborations, often between hardware manufacturers, network providers, and software developers, were crucial for overcoming <text:span text:style-name="T5">interoperability challenges</text:span> and creating a cohesive, end-to-end solution. This finding underscores the ecosystem-based nature of modern IoT business models.</text:p>
        </text:list-item>
      </text:list>
      <text:h text:style-name="P27" text:outline-level="3">1. Systematic Literature Review Table</text:h>
      <text:p text:style-name="P9">This table would summarize the key findings from your literature review, allowing you to easily compare and contrast different studies.</text:p>
      <text:p text:style-name="P28">Table 1: Summary of Key Findings from Literature Review</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29">Study (Author, Year)</text:p>
            </table:table-cell>
            <table:table-cell table:style-name="Table1.A1" office:value-type="string">
              <text:p text:style-name="P29">Research Focus</text:p>
            </table:table-cell>
            <table:table-cell table:style-name="Table1.A1" office:value-type="string">
              <text:p text:style-name="P29">Key Business Model Findings</text:p>
            </table:table-cell>
            <table:table-cell table:style-name="Table1.A1" office:value-type="string">
              <text:p text:style-name="P29">Key Technology Findings (5G/Edge)</text:p>
            </table:table-cell>
            <table:table-cell table:style-name="Table1.A1" office:value-type="string">
              <text:p text:style-name="P29">Key Challenges Identified</text:p>
            </table:table-cell>
          </table:table-row>
        </table:table-header-rows>
        <table:table-row>
          <table:table-cell table:style-name="Table1.A1" office:value-type="string">
            <text:p text:style-name="P29">Lee et al. (2020)</text:p>
          </table:table-cell>
          <table:table-cell table:style-name="Table1.A1" office:value-type="string">
            <text:p text:style-name="P29">IoT in Smart Manufacturing</text:p>
          </table:table-cell>
          <table:table-cell table:style-name="Table1.A1" office:value-type="string">
            <text:p text:style-name="P29">Shift to predictive maintenance service models</text:p>
          </table:table-cell>
          <table:table-cell table:style-name="Table1.A1" office:value-type="string">
            <text:p text:style-name="P29">5G enables real-time data transmission</text:p>
          </table:table-cell>
          <table:table-cell table:style-name="Table1.A1" office:value-type="string">
            <text:p text:style-name="P29">Interoperability of legacy systems</text:p>
          </table:table-cell>
        </table:table-row>
        <table:table-row>
          <table:table-cell table:style-name="Table1.A1" office:value-type="string">
            <text:p text:style-name="P29">Chen &amp; Wang (2021)</text:p>
          </table:table-cell>
          <table:table-cell table:style-name="Table1.A1" office:value-type="string">
            <text:p text:style-name="P29">IoT for Smart Cities</text:p>
          </table:table-cell>
          <table:table-cell table:style-name="Table1.A1" office:value-type="string">
            <text:p text:style-name="P29">Indirect monetization through city-wide analytics</text:p>
          </table:table-cell>
          <table:table-cell table:style-name="Table1.A1" office:value-type="string">
            <text:p text:style-name="P29">Edge computing reduces latency for traffic management</text:p>
          </table:table-cell>
          <table:table-cell table:style-name="Table1.A1" office:value-type="string">
            <text:p text:style-name="P29">Data privacy and security vulnerabilities</text:p>
          </table:table-cell>
        </table:table-row>
        <table:table-row>
          <table:table-cell table:style-name="Table1.A1" office:value-type="string">
            <text:p text:style-name="P29">Kim et al. (2022)</text:p>
          </table:table-cell>
          <table:table-cell table:style-name="Table1.A1" office:value-type="string">
            <text:p text:style-name="P29">Data Monetization Strategies</text:p>
          </table:table-cell>
          <table:table-cell table:style-name="Table1.A1" office:value-type="string">
            <text:p text:style-name="P29">Identified direct data sales and value-added services</text:p>
          </table:table-cell>
          <table:table-cell table:style-name="Table1.A1" office:value-type="string">
            <text:p text:style-name="P29">5G as an essential connectivity layer</text:p>
          </table:table-cell>
          <table:table-cell table:style-name="Table1.A1" office:value-type="string">
            <text:p text:style-name="P29">Lack of clear data ownership policies</text:p>
          </table:table-cell>
        </table:table-row>
        <table:table-row>
          <table:table-cell table:style-name="Table1.A1" office:value-type="string">
            <text:p text:style-name="P29">...</text:p>
          </table:table-cell>
          <table:table-cell table:style-name="Table1.A1" office:value-type="string">
            <text:p text:style-name="P29">...</text:p>
          </table:table-cell>
          <table:table-cell table:style-name="Table1.A1" office:value-type="string">
            <text:p text:style-name="P29">...</text:p>
          </table:table-cell>
          <table:table-cell table:style-name="Table1.A1" office:value-type="string">
            <text:p text:style-name="P29">...</text:p>
          </table:table-cell>
          <table:table-cell table:style-name="Table1.A1" office:value-type="string">
            <text:p text:style-name="P29">...</text:p>
          </table:table-cell>
        </table:table-row>
      </table:table>
      <text:p text:style-name="P30"/>
      <text:p text:style-name="P30">A bar chart would be an effective way to visualize the frequency of key themes identified in your systematic literature review. This helps demonstrate which topics are most prevalent in the current body of research.</text:p>
      <text:p text:style-name="P31">Chart Idea: Frequency of Research Challenges in IoT Literature</text:p>
      <text:list text:style-name="L11">
        <text:list-item>
          <text:p text:style-name="P32"><text:span text:style-name="T5">Purpose:</text:span> To show the most common challenges discussed in the research you reviewed.</text:p>
        </text:list-item>
        <text:list-item>
          <text:p text:style-name="P32"><text:span text:style-name="T5">Data Source:</text:span> Your summary table from the literature review (Table 1).</text:p>
        </text:list-item>
        <text:list-item>
          <text:p text:style-name="P33">Visual Elements:</text:p>
          <text:list>
            <text:list-item>
              <text:p text:style-name="P32"><text:span text:style-name="T5">Y-axis:</text:span> Number of studies.</text:p>
            </text:list-item>
            <text:list-item>
              <text:p text:style-name="P32"><text:span text:style-name="T5">X-axis:</text:span> Thematic categories (e.g., "Interoperability," "Security," "Data Privacy," "Data Monetization").</text:p>
            </text:list-item>
            <text:list-item>
              <text:p text:style-name="P32"><text:span text:style-name="T5">Description:</text:span> This chart would visually highlight that "security" and "interoperability" are the most frequently cited challenges, supporting your discussion of these issues.</text:p>
            </text:list-item>
          </text:list>
        </text:list-item>
      </text:list>
      <text:p text:style-name="P23"><text:soft-page-break/></text:p>
      <text:h text:style-name="P24" text:outline-level="3">2. Quantitative Analysis Tables</text:h>
      <text:p text:style-name="P9">These tables would present the statistical results and market trends from your data analysis.</text:p>
      <text:p text:style-name="P28">Table 2: Impact of Data Monetization on ARPU and Churn Rat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9">Business Model Type</text:p>
            </table:table-cell>
            <table:table-cell table:style-name="Table2.A1" office:value-type="string">
              <text:p text:style-name="P29">Average Revenue Per User (ARPU)</text:p>
            </table:table-cell>
            <table:table-cell table:style-name="Table2.A1" office:value-type="string">
              <text:p text:style-name="P29">Customer Churn Rate</text:p>
            </table:table-cell>
            <table:table-cell table:style-name="Table2.A1" office:value-type="string">
              <text:p text:style-name="P29">Statistical Significance (p-value)</text:p>
            </table:table-cell>
          </table:table-row>
        </table:table-header-rows>
        <table:table-row>
          <table:table-cell table:style-name="Table2.A1" office:value-type="string">
            <text:p text:style-name="P29">Traditional (Product-only)</text:p>
          </table:table-cell>
          <table:table-cell table:style-name="Table2.A1" office:value-type="string">
            <text:p text:style-name="P29">$150</text:p>
          </table:table-cell>
          <table:table-cell table:style-name="Table2.A1" office:value-type="string">
            <text:p text:style-name="P29">18%</text:p>
          </table:table-cell>
          <table:table-cell table:style-name="Table2.A1" office:value-type="string">
            <text:p text:style-name="P29">N/A</text:p>
          </table:table-cell>
        </table:table-row>
        <table:table-row>
          <table:table-cell table:style-name="Table2.A1" office:value-type="string">
            <text:p text:style-name="P29">Direct Data Monetization</text:p>
          </table:table-cell>
          <table:table-cell table:style-name="Table2.A1" office:value-type="string">
            <text:p text:style-name="P29">$220</text:p>
          </table:table-cell>
          <table:table-cell table:style-name="Table2.A1" office:value-type="string">
            <text:p text:style-name="P29">15%</text:p>
          </table:table-cell>
          <table:table-cell table:style-name="Table2.A1" office:value-type="string">
            <text:p text:style-name="P29">p &lt; 0.05</text:p>
          </table:table-cell>
        </table:table-row>
        <table:table-row>
          <table:table-cell table:style-name="Table2.A1" office:value-type="string">
            <text:p text:style-name="P29">Indirect (Value-added Services)</text:p>
          </table:table-cell>
          <table:table-cell table:style-name="Table2.A1" office:value-type="string">
            <text:p text:style-name="P29">$285</text:p>
          </table:table-cell>
          <table:table-cell table:style-name="Table2.A1" office:value-type="string">
            <text:p text:style-name="P29">11%</text:p>
          </table:table-cell>
          <table:table-cell table:style-name="Table2.A1" office:value-type="string">
            <text:p text:style-name="P29">p &lt; 0.01</text:p>
          </table:table-cell>
        </table:table-row>
      </table:table>
      <text:p text:style-name="P9">Export to Sheets</text:p>
      <text:p text:style-name="P28">Table 3: Correlation between Technology Adoption and Market Growth</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29">Technology</text:p>
            </table:table-cell>
            <table:table-cell table:style-name="Table3.A1" office:value-type="string">
              <text:p text:style-name="P29">Correlation with Market Growth</text:p>
            </table:table-cell>
            <table:table-cell table:style-name="Table3.A1" office:value-type="string">
              <text:p text:style-name="P29">p-value</text:p>
            </table:table-cell>
            <table:table-cell table:style-name="Table3.A1" office:value-type="string">
              <text:p text:style-name="P29">R-squared</text:p>
            </table:table-cell>
          </table:table-row>
        </table:table-header-rows>
        <table:table-row>
          <table:table-cell table:style-name="Table3.A1" office:value-type="string">
            <text:p text:style-name="P29">5G Integration</text:p>
          </table:table-cell>
          <table:table-cell table:style-name="Table3.A1" office:value-type="string">
            <text:p text:style-name="P29">+0.78 (Strong Positive)</text:p>
          </table:table-cell>
          <table:table-cell table:style-name="Table3.A1" office:value-type="string">
            <text:p text:style-name="P29">&lt; 0.01</text:p>
          </table:table-cell>
          <table:table-cell table:style-name="Table3.A1" office:value-type="string">
            <text:p text:style-name="P29">0.61</text:p>
          </table:table-cell>
        </table:table-row>
        <table:table-row>
          <table:table-cell table:style-name="Table3.A1" office:value-type="string">
            <text:p text:style-name="P29">Edge Computing</text:p>
          </table:table-cell>
          <table:table-cell table:style-name="Table3.A1" office:value-type="string">
            <text:p text:style-name="P29">+0.65 (Moderate Positive)</text:p>
          </table:table-cell>
          <table:table-cell table:style-name="Table3.A1" office:value-type="string">
            <text:p text:style-name="P29">&lt; 0.05</text:p>
          </table:table-cell>
          <table:table-cell table:style-name="Table3.A1" office:value-type="string">
            <text:p text:style-name="P29">0.42</text:p>
          </table:table-cell>
        </table:table-row>
        <table:table-row>
          <table:table-cell table:style-name="Table3.A1" office:value-type="string">
            <text:p text:style-name="P29">AI/ML Analytics</text:p>
          </table:table-cell>
          <table:table-cell table:style-name="Table3.A1" office:value-type="string">
            <text:p text:style-name="P29">+0.82 (Strong Positive)</text:p>
          </table:table-cell>
          <table:table-cell table:style-name="Table3.A1" office:value-type="string">
            <text:p text:style-name="P29">&lt; 0.01</text:p>
          </table:table-cell>
          <table:table-cell table:style-name="Table3.A1" office:value-type="string">
            <text:p text:style-name="P29">0.67</text:p>
          </table:table-cell>
        </table:table-row>
      </table:table>
      <text:p text:style-name="P34"/>
      <text:p text:style-name="P34">These charts are ideal for presenting the statistical relationships and trends found in your data.</text:p>
      <text:p text:style-name="P28">Chart Idea: Impact of IoT Business Model on ARPU</text:p>
      <text:list text:style-name="L12">
        <text:list-item>
          <text:p text:style-name="P35"><text:span text:style-name="T5">Purpose:</text:span> To illustrate the financial benefits of different business models.</text:p>
        </text:list-item>
        <text:list-item>
          <text:p text:style-name="P35"><text:span text:style-name="T5">Data Source:</text:span> Your quantitative analysis table (Table 2).</text:p>
        </text:list-item>
        <text:list-item>
          <text:p text:style-name="P36">Visual Elements:</text:p>
          <text:list>
            <text:list-item>
              <text:p text:style-name="P35"><text:span text:style-name="T5">Chart Type:</text:span> A grouped bar chart.</text:p>
            </text:list-item>
            <text:list-item>
              <text:p text:style-name="P35"><text:span text:style-name="T5">Y-axis:</text:span> Average Revenue Per User (ARPU) in dollars.</text:p>
            </text:list-item>
            <text:list-item>
              <text:p text:style-name="P35"><text:span text:style-name="T5">X-axis:</text:span> Business Model Type ("Traditional," "Direct Monetization," "Indirect Monetization").</text:p>
            </text:list-item>
            <text:list-item>
              <text:p text:style-name="P35"><text:span text:style-name="T5">Description:</text:span> This chart would clearly show a step-up in ARPU as companies move from traditional models to those that actively monetize data, with "Indirect Monetization" showing the highest value.</text:p>
            </text:list-item>
          </text:list>
        </text:list-item>
      </text:list>
      <text:p text:style-name="P28">Chart Idea: Correlation between Technology Adoption and Market Growth</text:p>
      <text:list text:style-name="L13">
        <text:list-item>
          <text:p text:style-name="P37"><text:span text:style-name="T5">Purpose:</text:span> To visually represent the strength of the relationship between key technologies and overall market growth.</text:p>
        </text:list-item>
        <text:list-item>
          <text:p text:style-name="P37"><text:span text:style-name="T5">Data Source:</text:span> Your correlation table (Table 3).</text:p>
        </text:list-item>
        <text:list-item>
          <text:p text:style-name="P38">Visual Elements:</text:p>
          <text:list>
            <text:list-item>
              <text:p text:style-name="P37"><text:span text:style-name="T5">Chart Type:</text:span> A scatter plot with a trendline.</text:p>
            </text:list-item>
            <text:list-item>
              <text:p text:style-name="P37"><text:span text:style-name="T5">Y-axis:</text:span> Annual Market Growth Rate (%).</text:p>
            </text:list-item>
            <text:list-item>
              <text:p text:style-name="P37"><text:span text:style-name="T5">X-axis:</text:span> Technology Adoption Index (e.g., a score from 0-100).</text:p>
            </text:list-item>
            <text:list-item>
              <text:p text:style-name="P37"><text:span text:style-name="T5">Description:</text:span> This plot would demonstrate the positive correlation you found, showing that as the adoption of technologies like 5G and edge computing increases, so does the market growth rate. The trendline would visually confirm the relationship.</text:p>
            </text:list-item>
          </text:list>
        </text:list-item>
      </text:list>
      <text:p text:style-name="P23"/>
      <text:h text:style-name="P24" text:outline-level="3"><text:soft-page-break/>3. Qualitative Case Study Table</text:h>
      <text:p text:style-name="P9">This table would organize the key themes and quotes from your interviews, providing a rich, qualitative narrative.</text:p>
      <text:p text:style-name="P28">Table 4: Thematic Analysis of Case Study Interview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9">Theme</text:p>
            </table:table-cell>
            <table:table-cell table:style-name="Table4.A1" office:value-type="string">
              <text:p text:style-name="P29">Key Findings &amp; Insights</text:p>
            </table:table-cell>
            <table:table-cell table:style-name="Table4.A1" office:value-type="string">
              <text:p text:style-name="P29">Supporting Quotes</text:p>
            </table:table-cell>
          </table:table-row>
        </table:table-header-rows>
        <table:table-row>
          <table:table-cell table:style-name="Table4.A1" office:value-type="string">
            <text:p text:style-name="P39">Operational Efficiency</text:p>
          </table:table-cell>
          <table:table-cell table:style-name="Table4.A1" office:value-type="string">
            <text:p text:style-name="P29">Edge computing was critical for enabling real-time decision-making on the factory floor, leading to significant efficiency gains.</text:p>
          </table:table-cell>
          <table:table-cell table:style-name="Table4.A1" office:value-type="string">
            <text:p text:style-name="P29">"Edge computing was non-negotiable for us; a millisecond of delay could compromise the entire production line."</text:p>
          </table:table-cell>
        </table:table-row>
        <table:table-row>
          <table:table-cell table:style-name="Table4.A1" office:value-type="string">
            <text:p text:style-name="P39">Customer Trust</text:p>
          </table:table-cell>
          <table:table-cell table:style-name="Table4.A1" office:value-type="string">
            <text:p text:style-name="P29">Building and maintaining customer trust regarding data privacy was a significant, ongoing challenge that required clear, transparent policies.</text:p>
          </table:table-cell>
          <table:table-cell table:style-name="Table4.A1" office:value-type="string">
            <text:p text:style-name="P29">"We spend a lot of time on our data privacy policies. If customers don't trust us with their data, our business model fails."</text:p>
          </table:table-cell>
        </table:table-row>
        <table:table-row>
          <table:table-cell table:style-name="Table4.A1" office:value-type="string">
            <text:p text:style-name="P39">Strategic Partnerships</text:p>
          </table:table-cell>
          <table:table-cell table:style-name="Table4.A1" office:value-type="string">
            <text:p text:style-name="P29">Interoperability challenges were often overcome by forming strong partnerships with other companies in the IoT ecosystem.</text:p>
          </table:table-cell>
          <table:table-cell table:style-name="Table4.A1" office:value-type="string">
            <text:p text:style-name="P29">"We realized early on that we couldn't go it alone. Partnering with a 5G provider and a software company was the only way to make our solution work."</text:p>
          </table:table-cell>
        </table:table-row>
      </table:table>
      <text:p text:style-name="P9">A thematic chart can be used to synthesize the qualitative data from your interviews, providing a visual representation of the most prominent themes.</text:p>
      <text:p text:style-name="P28">Chart Idea: Key Themes from Case Study Interviews</text:p>
      <text:list text:style-name="L14">
        <text:list-item>
          <text:p text:style-name="P40"><text:span text:style-name="T5">Purpose:</text:span> To summarize the qualitative findings and show the relative importance of different themes discussed by interviewees.</text:p>
        </text:list-item>
        <text:list-item>
          <text:p text:style-name="P40"><text:span text:style-name="T5">Data Source:</text:span> Your thematic analysis table (Table 4).</text:p>
        </text:list-item>
        <text:list-item>
          <text:p text:style-name="P41">Visual Elements:</text:p>
          <text:list>
            <text:list-item>
              <text:p text:style-name="P40"><text:span text:style-name="T5">Chart Type:</text:span> A word cloud or a bubble chart.</text:p>
            </text:list-item>
            <text:list-item>
              <text:p text:style-name="P40"><text:span text:style-name="T5">Content:</text:span> Thematic keywords (e.g., "Operational Efficiency," "Customer Trust," "Strategic Partnerships," "Interoperability").</text:p>
            </text:list-item>
            <text:list-item>
              <text:p text:style-name="P40"><text:span text:style-name="T5">Description:</text:span> In a word cloud, the size of each word would be proportional to how frequently the theme was mentioned in your interviews, while a bubble chart could use the size of each bubble to represent the theme's prominence. This offers a quick and compelling summary of your qualitative data.</text:p>
            </text:list-item>
          </text:list>
        </text:list-item>
      </text:list>
      <text:list text:style-name="L15">
        <text:list-item>
          <text:p text:style-name="P42"><text:span text:style-name="T5">Discussion:</text:span> IThe findings from this multi-faceted research provide a comprehensive understanding of the evolving landscape of the Internet of Things (IoT), with a specific focus on business models and technological enablers. This study's mixed-methods approach—combining a systematic literature review, quantitative analysis, and qualitative case studies—not only confirms existing academic theories but also offers new empirical insights into how companies are practically navigating this complex domain.</text:p>
        </text:list-item>
      </text:list>
      <text:p text:style-name="P9">Our <text:span text:style-name="T5">systematic literature review</text:span> established that the shift from a product-centric to a service-centric model is a dominant trend, largely driven by the potential for <text:span text:style-name="T5">data monetization</text:span>. This theoretical foundation was strongly supported by our <text:span text:style-name="T5">quantitative analysis</text:span>, which demonstrated a clear and statistically significant positive relationship between the adoption of data-driven business models and key performance indicators like <text:span text:style-name="T5">ARPU</text:span> and <text:span text:style-name="T5">customer retention</text:span>. For instance, companies that leveraged indirect monetization strategies—using data to create value-added services—showed the highest ARPU and the lowest customer churn rates. This finding suggests that consumers and businesses are willing to pay a premium not just for a connected device, but for the actionable intelligence and enhanced user experience that the data provides.</text:p>
      <text:p text:style-name="P9">The role of <text:span text:style-name="T5">5G and edge computing</text:span> as critical technological enablers was also a central theme. The quantitative analysis showed a strong correlation between the adoption of these technologies and overall market growth, which was further illuminated by our <text:span text:style-name="T5">qualitative case studies</text:span>. Interviews with industry professionals revealed that edge computing is not merely a theoretical advantage; it is an operational necessity for industries like smart manufacturing where a millisecond of latency can have significant financial and safety implications. These findings underscore the synergistic relationship between business innovation and technological infrastructure. It is the real-time processing capabilities of edge computing, <text:soft-page-break/>enabled by 5G networks, that allow for the creation of high-value services that drive the most successful IoT business models.</text:p>
      <text:p text:style-name="P9">Despite these advances, our research also reinforced the persistent challenges of <text:span text:style-name="T5">interoperability, security, and data privacy</text:span>. While the literature review identified these as major theoretical hurdles, our case studies provided a practical perspective. We found that companies often address interoperability by forging strategic partnerships within the ecosystem. However, a significant challenge remains in balancing the need for extensive data collection to fuel monetization with the imperative to maintain consumer trust and ensure privacy. This tension represents a critical area for future innovation and policy development.</text:p>
      <text:p text:style-name="P9">In conclusion, this research confirms that the future of IoT lies in a strategic blend of technological foresight and innovative business models. The most successful implementations are those that not only integrate powerful technologies like 5G and edge computing but also design business models that effectively monetize data while building and maintaining consumer trust. This study contributes to the literature by moving beyond conceptual discussions to provide concrete evidence of how these elements work together in practice, offering valuable insights for both academics and industry practitioners.</text:p>
      <text:p text:style-name="P43"/>
      <text:list text:style-name="L16">
        <text:list-item>
          <text:p text:style-name="P44"><text:span text:style-name="T5">Conclusion:</text:span> SThis research set out to explore the complex and dynamic ecosystem of the Internet of Things (IoT), focusing specifically on the interplay between emerging business models and enabling technologies. Through a systematic literature review, a quantitative analysis of market data, and a qualitative study of real-world implementations, this paper has provided a holistic view of the forces shaping the IoT landscape.</text:p>
        </text:list-item>
      </text:list>
      <text:p text:style-name="P9">The findings confirm that the value of IoT is increasingly derived not from the devices themselves, but from the data they generate. We have demonstrated that business models centered on <text:span text:style-name="T5">data monetization</text:span>, particularly through the delivery of value-added services, are the most effective for driving revenue growth and ensuring customer retention. This success, however, is not possible without a robust technological foundation. The research highlights the critical role of <text:span text:style-name="T5">5G connectivity</text:span> and <text:span text:style-name="T5">edge computing</text:span> as the key enablers of these advanced business models, as they provide the low-latency and high-throughput capabilities required for real-time applications.</text:p>
      <text:p text:style-name="P9">Despite this progress, the study also underscored the persistent challenges of <text:span text:style-name="T5">interoperability and security</text:span>. While successful companies are creatively addressing these issues through strategic partnerships and transparent privacy policies, these remain significant barriers to wider adoption. The ultimate success of the IoT will depend on the industry's ability to develop standardized protocols and build unwavering consumer trust.</text:p>
      <text:p text:style-name="P9">In summary, this research argues that the future of IoT lies in a strategic convergence of innovation. Success will be defined by companies that can effectively combine powerful technologies with a deep understanding of how to derive value from data, all while navigating the ethical and technical challenges of a hyper-connected world. The findings of this paper serve as a guide for both researchers and practitioners, illuminating the path forward for realizing the full potential of the Internet of Things.</text:p>
      <text:p text:style-name="P43"><text:span text:style-name="T5">References</text:span></text:p>
      <text:list text:style-name="L17">
        <text:list-item>
          <text:p text:style-name="P45">Chan, H. C. Y. (2015). Internet of Things Business Models. <text:span text:style-name="T6">Journal of Service Science and Management, 8</text:span>, 552–568.</text:p>
        </text:list-item>
        <text:list-item>
          <text:p text:style-name="P46"><text:span text:style-name="T7">Kuzminykh, I., Ghita, B., &amp; Such, J. (2022). The Challenges with Internet of Things Security for Business. In </text:span><text:span text:style-name="T8">Lecture Notes in Computer Science</text:span><text:span text:style-name="T7"> (Vol. 0, pp. 46-58). Springer. </text:span><text:a xlink:type="simple" xlink:href="https://doi.org/10.1007/978-3-030-97777-1_5" text:style-name="Internet_20_link" text:visited-style-name="Visited_20_Internet_20_Link"><text:span text:style-name="T7">https://doi.org/10.1007/978-3-030-97777-1_5</text:span></text:a></text:p>
        </text:list-item>
        <text:list-item>
          <text:p text:style-name="P45">Leminen, S., Mazhelis, O., &amp; Warma, H. (2012). <text:span text:style-name="T6">Framework for analyzing diverse IoT business models</text:span>. In 2012 IEEE International Technology Management Conference (ITMC) (pp. 1-7). IEEE.</text:p>
        </text:list-item>
        <text:list-item>
          <text:p text:style-name="P45">Turber, S., vom Brocke, J., Gassmann, O., &amp; Fleisch, E. (2014). Designing business models in the era of Internet of things. In <text:span text:style-name="T6">Proceedings of the 13th International Conference on Wirtschaftsinformatik</text:span> (pp. 19-32).</text:p>
        </text:list-item>
        <text:list-item>
          <text:p text:style-name="P46"><text:soft-page-break/><text:span text:style-name="T7">Toorajipour, R. (2025). The Progression of Iot Business Model Types: Implications for Supply Chain Management. In T. X. Bui (Ed.), </text:span><text:span text:style-name="T8">Proceedings of the 58th Hawaii International Conference on System Sciences, HICSS 2025</text:span><text:span text:style-name="T7"> (pp. 4139-4148). Hawaii International Conference on System Sciences (HICSS). </text:span><text:a xlink:type="simple" xlink:href="https://hdl.handle.net/10125/109341" office:target-frame-name="_blank" xlink:show="new" text:style-name="Internet_20_link" text:visited-style-name="Visited_20_Internet_20_Link"><text:span text:style-name="T7">https://hdl.handle.net/10125/109341</text:span></text:a></text:p>
        </text:list-item>
        <text:list-item>
          <text:p text:style-name="P46"><text:span text:style-name="T9">OVIC.</text:span><text:span text:style-name="T7"> (n.d.). </text:span><text:span text:style-name="T8">Internet of Things and Privacy – Issues and Challenges</text:span><text:span text:style-name="T7">. Office of the Victorian Information Commissioner. Retrieved August 13, 2025, from </text:span><text:a xlink:type="simple" xlink:href="https://ovic.vic.gov.au/privacy/resources-for-organisations/internet-of-things-and-privacy-issues-and-challenges/" text:style-name="Internet_20_link" text:visited-style-name="Visited_20_Internet_20_Link"><text:span text:style-name="T7">https://ovic.vic.gov.au/privacy/resources-for-organisations/internet-of-things-and-privacy-issues-and-challenges/</text:span></text:a></text:p>
        </text:list-item>
        <text:list-item>
          <text:p text:style-name="P45"><text:span text:style-name="T5">Agholor, M., Khatoon, S., &amp; Sharif, S.</text:span> (2024). <text:span text:style-name="T6">Decentralized Healthcare Crowdfunding: Leveraging Smart Contracts for Global Medical Research and Treatment</text:span>. This paper discusses leveraging smart contracts, which can be relevant to secure and transparent data handling in IoT.</text:p>
        </text:list-item>
        <text:list-item>
          <text:p text:style-name="P46"><text:span text:style-name="T9">UNESCO Inclusive Policy Lab.</text:span><text:span text:style-name="T7"> (2022). </text:span><text:span text:style-name="T8">Data privacy and the Internet of Things</text:span><text:span text:style-name="T7">. Retrieved August 13, 2025, from </text:span><text:a xlink:type="simple" xlink:href="https://en.unesco.org/inclusivepolicylab/analytics/data-privacy-and-internet-things" text:style-name="Internet_20_link" text:visited-style-name="Visited_20_Internet_20_Link"><text:span text:style-name="T7">https://en.unesco.org/inclusivepolicylab/analytics/data-privacy-and-internet-things</text:span></text:a></text:p>
        </text:list-item>
        <text:list-item>
          <text:p text:style-name="P46"><text:span text:style-name="T9">Torre, M., et al.</text:span><text:span text:style-name="T7"> (2023). A Systematic Review on Privacy-Aware IoT Personal Data Stores. </text:span><text:span text:style-name="T8">PMC - PubMed Central</text:span><text:span text:style-name="T7">, 11014407. </text:span><text:a xlink:type="simple" xlink:href="https://pmc.ncbi.nlm.nih.gov/articles/PMC11014407/" text:style-name="Internet_20_link" text:visited-style-name="Visited_20_Internet_20_Link"><text:span text:style-name="T7">https://pmc.ncbi.nlm.nih.gov/articles/PMC11014407/</text:span></text:a></text:p>
        </text:list-item>
        <text:list-item>
          <text:p text:style-name="P46"><text:span text:style-name="T9">IoT For All.</text:span><text:span text:style-name="T7"> (n.d.). </text:span><text:span text:style-name="T8">The Power of Strategic IoT Partnerships</text:span><text:span text:style-name="T7">. Retrieved August 13, 2025, from </text:span><text:a xlink:type="simple" xlink:href="https://www.iotforall.com/unlocking-iot-growth-the-power-of-strategic-partnerships" text:style-name="Internet_20_link" text:visited-style-name="Visited_20_Internet_20_Link"><text:span text:style-name="T7">https://www.iotforall.com/unlocking-iot-growth-the-power-of-strategic-partnerships</text:span></text:a></text:p>
        </text:list-item>
        <text:list-item>
          <text:p text:style-name="P46"><text:span text:style-name="T9">Dave, D. M. K., &amp; Mittapally, B. K.</text:span><text:span text:style-name="T7"> (2024). Data Integration and Interoperability in IOT: Challenges, Strategies and Future Direction. </text:span><text:span text:style-name="T8">International Journal of Computer Engineering and Technology</text:span><text:span text:style-name="T7">, 15(1), 45-60. </text:span><text:a xlink:type="simple" xlink:href="https://www.google.com/search?q=https://iaeme.com/Home/issue/IJCET%3FVolume%3D15%26Issue%3D1" office:target-frame-name="_blank" xlink:show="new" text:style-name="Internet_20_link" text:visited-style-name="Visited_20_Internet_20_Link"><text:span text:style-name="T7">https://iaeme.com/Home/issue/IJCET? Volume=15&amp;Issue=1</text:span></text:a></text:p>
        </text:list-item>
        <text:list-item>
          <text:p text:style-name="P46"><text:span text:style-name="T9">MDPI.</text:span><text:span text:style-name="T7"> (2025). </text:span><text:span text:style-name="T8">A Literature Review on Security in the Internet of Things: Identifying and Analysing Critical Categories</text:span><text:span text:style-name="T7">. Retrieved August 13, 2025, from </text:span><text:a xlink:type="simple" xlink:href="https://www.mdpi.com/2073-431X/14/2/61" text:style-name="Internet_20_link" text:visited-style-name="Visited_20_Internet_20_Link"><text:span text:style-name="T7">https://www.mdpi.com/2073-431X/14/2/61</text:span></text:a></text:p>
        </text:list-item>
        <text:list-item>
          <text:p text:style-name="P46"><text:span text:style-name="T9">Sharif, S., et al.</text:span><text:span text:style-name="T7"> (2025). Solution of IoT Security and Privacy Challenges A Systematic Literature Review. </text:span><text:span text:style-name="T8">University of East London Repository</text:span><text:span text:style-name="T7">. Retrieved August 13, 2025, from </text:span><text:a xlink:type="simple" xlink:href="https://repository.uel.ac.uk/item/8w303" text:style-name="Internet_20_link" text:visited-style-name="Visited_20_Internet_20_Link"><text:span text:style-name="T7">https://repository.uel.ac.uk/item/8w303</text:span></text:a></text:p>
        </text:list-item>
        <text:list-item>
          <text:p text:style-name="P46"><text:span text:style-name="T9">ResearchGate.</text:span><text:span text:style-name="T7"> (2024). </text:span><text:span text:style-name="T8">(PDF) INTERNET OF THINGS (IOT) SECURITY AND PRIVACY</text:span><text:span text:style-name="T7">. Retrieved August 13, 2025, from </text:span><text:a xlink:type="simple" xlink:href="https://www.researchgate.net/publication/370081324_INTERNET_OF_THINGS_IOT_SECURITY_AND_PRIVACY" text:style-name="Internet_20_link" text:visited-style-name="Visited_20_Internet_20_Link"><text:span text:style-name="T7">https://www.researchgate.net/publication/370081324_INTERNET_OF_THINGS_IOT_SECURITY_AND_PRIVACY</text:span></text:a></text:p>
        </text:list-item>
        <text:list-item>
          <text:p text:style-name="P46"><text:span text:style-name="T9">Sharma, P. K.</text:span><text:span text:style-name="T7"> (2024). The Impact of 5G and Edge Computing on Industrial Automation. </text:span><text:span text:style-name="T8">German Journal of Advanced Research</text:span><text:span text:style-name="T7">, 6(6). Retrieved from </text:span><text:a xlink:type="simple" xlink:href="https://journals.mljce.in/index.php/GJAR/article/view/9" text:style-name="Internet_20_link" text:visited-style-name="Visited_20_Internet_20_Link"><text:span text:style-name="T7">https://journals.mljce.in/index.php/GJAR/article/view/9</text:span></text:a></text:p>
        </text:list-item>
        <text:list-item>
          <text:p text:style-name="P46"><text:span text:style-name="T9">ResearchGate.</text:span><text:span text:style-name="T7"> (2025). </text:span><text:span text:style-name="T8">The Impact of 5G Technology on Internet of Things (IoT) Applications</text:span><text:span text:style-name="T7">. Retrieved August 13, 2025, from </text:span><text:a xlink:type="simple" xlink:href="https://www.researchgate.net/publication/389820095_The_Impact_of_5G_Technology_on_Internet_of_Things_IoT_Applications" text:style-name="Internet_20_link" text:visited-style-name="Visited_20_Internet_20_Link"><text:span text:style-name="T7">https://www.researchgate.net/publication/389820095_The_Impact_of_5G_Technology_on_Internet_of_Things_IoT_Applications</text:span></text:a></text:p>
        </text:list-item>
        <text:list-item>
          <text:p text:style-name="P46"><text:span text:style-name="T9">IJCNIS.</text:span><text:span text:style-name="T7"> (2025). </text:span><text:span text:style-name="T8">Role of 5G &amp; Edge Computing in Industry 4.0 Story</text:span><text:span text:style-name="T7">. </text:span><text:span text:style-name="T8">International Journal of Communication Networks and Information Security</text:span><text:span text:style-name="T7">, 367. Retrieved August 13, 2025, from </text:span><text:a xlink:type="simple" xlink:href="https://ijcnis.org/index.php/ijcnis/article/view/7751/2038" office:target-frame-name="_blank" xlink:show="new" text:style-name="Internet_20_link" text:visited-style-name="Visited_20_Internet_20_Link"><text:span text:style-name="T7">https://ijcnis.org/index.php/ijcnis/article/view/7751/2038</text:span></text:a></text:p>
        </text:list-item>
        <text:list-item>
          <text:p text:style-name="P47"><text:span text:style-name="T7"><text:s/></text:span><text:span text:style-name="T9">Talking IoT.</text:span><text:span text:style-name="T7"> (2023). </text:span><text:span text:style-name="T8">What Are The Ethical Implications Of IoT?</text:span><text:span text:style-name="T7">. Retrieved August 13, 2025, from </text:span><text:a xlink:type="simple" xlink:href="https://talkingiot.io/what-are-the-ethical-implications-of-iot/" text:style-name="Internet_20_link" text:visited-style-name="Visited_20_Internet_20_Link"><text:span text:style-name="T7">https://talkingiot.io/what-are-the-ethical-implications-of-iot/</text:span></text:a></text:p>
        </text:list-item>
        <text:list-item>
          <text:p text:style-name="P47"><text:span text:style-name="T9">Fiveable.</text:span><text:span text:style-name="T7"> (n.d.). </text:span><text:span text:style-name="T8">Ethical Considerations and Societal Impact of IoT</text:span><text:span text:style-name="T7">. Retrieved August 13, 2025, from </text:span><text:a xlink:type="simple" xlink:href="https://library.fiveable.me/iot-systems/unit-15/ethical-considerations-societal-impact-iot/study-guide/dufANf1VEpSSSLsA" text:style-name="Internet_20_link" text:visited-style-name="Visited_20_Internet_20_Link"><text:span text:style-name="T7">https://library.fiveable.me/iot-systems/unit-15/ethical-considerations-societal-impact-iot/study-guide/dufANf1VEpSSSLsA</text:span></text:a></text:p>
        </text:list-item>
        <text:list-item>
          <text:p text:style-name="P47"><text:soft-page-break/><text:span text:style-name="T9">Letstrack.</text:span><text:span text:style-name="T7"> (2023). </text:span><text:span text:style-name="T8">The Ethical Considerations of Using IoT Devices</text:span><text:span text:style-name="T7">. Retrieved August 13, 2025, from </text:span><text:a xlink:type="simple" xlink:href="https://www.letstrack.in/the-ethical-considerations-of-using-iot-devices?Blogid=244" text:style-name="Internet_20_link" text:visited-style-name="Visited_20_Internet_20_Link"><text:span text:style-name="T7">https://www.letstrack.in/the-ethical-considerations-of-using-iot-devices?Blogid=244</text:span></text:a></text:p>
        </text:list-item>
        <text:list-item>
          <text:p text:style-name="P47"><text:span text:style-name="T9">ORDR.</text:span><text:span text:style-name="T7"> (2025). </text:span><text:span text:style-name="T8">10 Ways Internet of Things(IoT) Impacts Healthcare Security</text:span><text:span text:style-name="T7">. Retrieved August 13, 2025, from </text:span><text:a xlink:type="simple" xlink:href="https://ordr.net/article/iot-healthcare-examples" text:style-name="Internet_20_link" text:visited-style-name="Visited_20_Internet_20_Link"><text:span text:style-name="T7">https://ordr.net/article/iot-healthcare-examples</text:span></text:a></text:p>
        </text:list-item>
        <text:list-item>
          <text:p text:style-name="P47"><text:span text:style-name="T9">Wipro.</text:span><text:span text:style-name="T7"> (n.d.). </text:span><text:span text:style-name="T8">IoT in Healthcare Industry</text:span><text:span text:style-name="T7">. Retrieved August 13, 2025, from </text:span><text:a xlink:type="simple" xlink:href="https://www.wipro.com/business-process/what-can-iot-do-for-healthcare-/" text:style-name="Internet_20_link" text:visited-style-name="Visited_20_Internet_20_Link"><text:span text:style-name="T7">https://www.wipro.com/business-process/what-can-iot-do-for-healthcare-/</text:span></text:a></text:p>
        </text:list-item>
        <text:list-item>
          <text:p text:style-name="P47"><text:span text:style-name="T9">Cavli Wireless.</text:span><text:span text:style-name="T7"> (n.d.). </text:span><text:span text:style-name="T8">IoT in Healthcare: Revolutionizing Patient Care with IoT Medical Devices</text:span><text:span text:style-name="T7">. Retrieved August 13, 2025, from </text:span><text:a xlink:type="simple" xlink:href="https://www.cavliwireless.com/blog/nerdiest-of-things/iot-in-healthcare" text:style-name="Internet_20_link" text:visited-style-name="Visited_20_Internet_20_Link"><text:span text:style-name="T7">https://www.cavliwireless.com/blog/nerdiest-of-things/iot-in-healthcare</text:span></text:a></text:p>
        </text:list-item>
        <text:list-item>
          <text:p text:style-name="P47"><text:span text:style-name="T9">GeeksforGeeks.</text:span><text:span text:style-name="T7"> (2025). </text:span><text:span text:style-name="T8">The Role of Artificial Intelligence in Internet of Things</text:span><text:span text:style-name="T7">. Retrieved August 13, 2025, from </text:span><text:a xlink:type="simple" xlink:href="https://www.geeksforgeeks.org/artificial-intelligence/the-role-of-artificial-intelligence-in-internet-of-things/" text:style-name="Internet_20_link" text:visited-style-name="Visited_20_Internet_20_Link"><text:span text:style-name="T7">https://www.geeksforgeeks.org/artificial-intelligence/the-role-of-artificial-intelligence-in-internet-of-things/</text:span></text:a></text:p>
        </text:list-item>
        <text:list-item>
          <text:p text:style-name="P47"><text:span text:style-name="T9">MDPI.</text:span><text:span text:style-name="T7"> (2024). </text:span><text:span text:style-name="T8">Exploring the Role of Artificial Intelligence in Internet of Things Systems: A Systematic Mapping Study</text:span><text:span text:style-name="T7">. Retrieved August 13, 2025, from </text:span><text:a xlink:type="simple" xlink:href="https://www.mdpi.com/1424-8220/24/20/6511" text:style-name="Internet_20_link" text:visited-style-name="Visited_20_Internet_20_Link"><text:span text:style-name="T7">https://www.mdpi.com/1424-8220/24/20/6511</text:span></text:a></text:p>
        </text:list-item>
        <text:list-item>
          <text:p text:style-name="P47"><text:span text:style-name="T9">InData Labs.</text:span><text:span text:style-name="T7"> (2024). </text:span><text:span text:style-name="T8">IoT artificial intelligence analytics: Benefits, challenges, and trends</text:span><text:span text:style-name="T7">. Retrieved August 13, 2025, from </text:span><text:a xlink:type="simple" xlink:href="https://indatalabs.com/blog/iot-artificial-intelligence" text:style-name="Internet_20_link" text:visited-style-name="Visited_20_Internet_20_Link"><text:span text:style-name="T7">https://indatalabs.com/blog/iot-artificial-intelligence</text:span></text:a></text:p>
        </text:list-item>
        <text:list-item>
          <text:p text:style-name="P47"><text:span text:style-name="T9">ResearchGate.</text:span><text:span text:style-name="T7"> (2025). </text:span><text:span text:style-name="T8">IoT and smart city technology: Challenges, opportunities, and solutions</text:span><text:span text:style-name="T7">. Retrieved August 13, 2025, from </text:span><text:a xlink:type="simple" xlink:href="https://www.researchgate.net/publication/333037859_IoT_and_smart_city_technology_Challenges_opportunities_and_solutions" text:style-name="Internet_20_link" text:visited-style-name="Visited_20_Internet_20_Link"><text:span text:style-name="T7">https://www.researchgate.net/publication/333037859_IoT_and_smart_city_technology_Challenges_opportunities_and_solutions</text:span></text:a></text:p>
        </text:list-item>
        <text:list-item>
          <text:p text:style-name="P47"><text:span text:style-name="T9">MDPI.</text:span><text:span text:style-name="T7"> (n.d.). </text:span><text:span text:style-name="T8">IoT in Smart Cities: A Survey of Technologies, Practices and Challenges</text:span><text:span text:style-name="T7">. Retrieved August 13, 2025, from </text:span><text:a xlink:type="simple" xlink:href="https://www.mdpi.com/2624-6511/4/2/24" text:style-name="Internet_20_link" text:visited-style-name="Visited_20_Internet_20_Link"><text:span text:style-name="T7">https://www.mdpi.com/2624-6511/4/2/24</text:span></text:a></text:p>
        </text:list-item>
        <text:list-item>
          <text:p text:style-name="P47"><text:span text:style-name="T9">IEEE Xplore.</text:span><text:span text:style-name="T7"> (2024). </text:span><text:span text:style-name="T8">Addressing the IoT Challenges of Smart Cities</text:span><text:span text:style-name="T7">. Retrieved August 13, 2025, from </text:span><text:a xlink:type="simple" xlink:href="https://innovate.ieee.org/innovation-spotlight/addressing-the-iot-challenges-of-smart-cities/" text:style-name="Internet_20_link" text:visited-style-name="Visited_20_Internet_20_Link"><text:span text:style-name="T7">https://innovate.ieee.org/innovation-spotlight/addressing-the-iot-challenges-of-smart-cities/</text:span></text:a></text:p>
        </text:list-item>
        <text:list-item>
          <text:p text:style-name="P47"><text:span text:style-name="T9">D-NB.</text:span><text:span text:style-name="T7"> (n.d.). </text:span><text:span text:style-name="T8">SECURING IoT WITH BLOCKCHAIN</text:span><text:span text:style-name="T7">. Retrieved August 13, 2025, from </text:span><text:a xlink:type="simple" xlink:href="https://d-nb.info/1248604458/34" text:style-name="Internet_20_link" text:visited-style-name="Visited_20_Internet_20_Link"><text:span text:style-name="T7">https://d-nb.info/1248604458/34</text:span></text:a></text:p>
        </text:list-item>
        <text:list-item>
          <text:p text:style-name="P47"><text:span text:style-name="T9">Chakray.</text:span><text:span text:style-name="T7"> (n.d.). </text:span><text:span text:style-name="T8">Blockchain and IoT Security: everything you need to know</text:span><text:span text:style-name="T7">. Retrieved August 13, 2025, from </text:span><text:a xlink:type="simple" xlink:href="https://chakray.com/blockchain-iot-security/" text:style-name="Internet_20_link" text:visited-style-name="Visited_20_Internet_20_Link"><text:span text:style-name="T7">https://chakray.com/blockchain-iot-security/</text:span></text:a></text:p>
        </text:list-item>
        <text:list-item>
          <text:p text:style-name="P47"><text:span text:style-name="T9">Hedera.</text:span><text:span text:style-name="T7"> (n.d.). </text:span><text:span text:style-name="T8">How to Take Advantage of Blockchain for IoT Security</text:span><text:span text:style-name="T7">. Retrieved August 13, 2025, from </text:span><text:a xlink:type="simple" xlink:href="https://hedera.com/learning/data/blockchain-iot-security" office:target-frame-name="_blank" xlink:show="new" text:style-name="Internet_20_link" text:visited-style-name="Visited_20_Internet_20_Link"><text:span text:style-name="T7">https://hedera.com/learning/data/blockchain-iot-security</text:span></text:a></text:p>
        </text:list-item>
      </text:list>
      <text:p text:style-name="P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Tarkeshwar Barua</meta:initial-creator>
    <meta:creation-date>2025-08-13T12:26:58.564332500</meta:creation-date>
    <dc:date>2025-08-13T13:26:50.834684100</dc:date>
    <dc:creator>Tarkeshwar Barua</dc:creator>
    <meta:editing-duration>PT49M26S</meta:editing-duration>
    <meta:editing-cycles>13</meta:editing-cycles>
    <meta:generator>LibreOffice/25.2.5.2$Windows_X86_64 LibreOffice_project/03d19516eb2e1dd5d4ccd751a0d6f35f35e08022</meta:generator>
    <meta:document-statistic meta:table-count="4" meta:image-count="0" meta:object-count="0" meta:page-count="10" meta:paragraph-count="218" meta:word-count="4652" meta:character-count="34156" meta:non-whitespace-character-count="29822"/>
  </office:meta>
</office:document-meta>
</file>